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coun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value</text:p>
          </table:table-cell>
          <table:table-cell office:value-type="string">
            <text:p>steps</text:p>
          </table:table-cell>
          <table:table-cell office:value-type="string">
            <text:p>code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65536">
            <text:p>-65536</text:p>
          </table:table-cell>
          <table:table-cell office:value-type="string">
            <text:p>red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$2]-(([.B$2]-[.B$6])*([.$E3]/10))" office:value-type="float" office:value="345">
            <text:p>345</text:p>
          </table:table-cell>
          <table:table-cell table:formula="of:=[.C$2]-([.C$6]*([.E3]/10))"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2.5">
            <text:p>2.5</text:p>
          </table:table-cell>
          <table:table-cell office:value-type="float" office:value="-57256">
            <text:p>-5725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B$2]-(([.B$2]-[.B$6])*([.$E4]/10))" office:value-type="float" office:value="330">
            <text:p>330</text:p>
          </table:table-cell>
          <table:table-cell table:formula="of:=[.C$2]-([.C$6]*([.E4]/10))"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-48992">
            <text:p>-48992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formula="of:=[.B$2]-(([.B$2]-[.B$6])*([.$E5]/10))" office:value-type="float" office:value="315">
            <text:p>315</text:p>
          </table:table-cell>
          <table:table-cell table:formula="of:=[.C$2]-([.C$6]*([.E5]/10))" office:value-type="float" office:value="159">
            <text:p>159</text:p>
          </table:table-cell>
          <table:table-cell office:value-type="float" office:value="255">
            <text:p>255</text:p>
          </table:table-cell>
          <table:table-cell office:value-type="float" office:value="7.5">
            <text:p>7.5</text:p>
          </table:table-cell>
          <table:table-cell office:value-type="float" office:value="-40745">
            <text:p>-4074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-32769">
            <text:p>-32769</text:p>
          </table:table-cell>
          <table:table-cell office:value-type="string">
            <text:p>magenta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$2]-(([.B$2]-[.B$6])*([.$E7]/10))" office:value-type="float" office:value="303.75">
            <text:p>303.75</text:p>
          </table:table-cell>
          <table:table-cell table:formula="of:=[.C$2]-([.C$6]*([.E7]/10))" office:value-type="float" office:value="135">
            <text:p>135</text:p>
          </table:table-cell>
          <table:table-cell office:value-type="float" office:value="255">
            <text:p>255</text:p>
          </table:table-cell>
          <table:table-cell office:value-type="float" office:value="9.375">
            <text:p>9.375</text:p>
          </table:table-cell>
          <table:table-cell office:value-type="float" office:value="-34570">
            <text:p>-3457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formula="of:=[.B$22]-(([.B$22]-[.B$6])*([.$E8]/10))" office:value-type="float" office:value="292.5">
            <text:p>292.5</text:p>
          </table:table-cell>
          <table:table-cell table:formula="of:=[.C$22]-([.C$6]*([.E8]/10))" office:value-type="float" office:value="143">
            <text:p>143</text:p>
          </table:table-cell>
          <table:table-cell office:value-type="float" office:value="255">
            <text:p>255</text:p>
          </table:table-cell>
          <table:table-cell office:value-type="float" office:value="8.75">
            <text:p>8.75</text:p>
          </table:table-cell>
          <table:table-cell office:value-type="float" office:value="-1150721">
            <text:p>-1150721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formula="of:=[.B$22]-(([.B$22]-[.B$6])*([.$E9]/10))" office:value-type="float" office:value="288.75">
            <text:p>288.75</text:p>
          </table:table-cell>
          <table:table-cell table:formula="of:=[.C$22]-([.C$6]*([.E9]/10))" office:value-type="float" office:value="151">
            <text:p>151</text:p>
          </table:table-cell>
          <table:table-cell office:value-type="float" office:value="255">
            <text:p>255</text:p>
          </table:table-cell>
          <table:table-cell office:value-type="float" office:value="8.125">
            <text:p>8.125</text:p>
          </table:table-cell>
          <table:table-cell office:value-type="float" office:value="-2004737">
            <text:p>-2004737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B$22]-(([.B$22]-[.B$6])*([.$E10]/10))" office:value-type="float" office:value="285">
            <text:p>285</text:p>
          </table:table-cell>
          <table:table-cell table:formula="of:=[.C$22]-([.C$6]*([.E10]/10))" office:value-type="float" office:value="159">
            <text:p>159</text:p>
          </table:table-cell>
          <table:table-cell office:value-type="float" office:value="255">
            <text:p>255</text:p>
          </table:table-cell>
          <table:table-cell office:value-type="float" office:value="7.5">
            <text:p>7.5</text:p>
          </table:table-cell>
          <table:table-cell office:value-type="float" office:value="-2662145">
            <text:p>-266214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formula="of:=[.B$22]-(([.B$22]-[.B$6])*([.$E11]/10))" office:value-type="float" office:value="281.25">
            <text:p>281.25</text:p>
          </table:table-cell>
          <table:table-cell table:formula="of:=[.C$22]-([.C$6]*([.E11]/10))" office:value-type="float" office:value="167">
            <text:p>167</text:p>
          </table:table-cell>
          <table:table-cell office:value-type="float" office:value="255">
            <text:p>255</text:p>
          </table:table-cell>
          <table:table-cell office:value-type="float" office:value="6.875">
            <text:p>6.875</text:p>
          </table:table-cell>
          <table:table-cell office:value-type="float" office:value="-3516161">
            <text:p>-351616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formula="of:=[.B$22]-(([.B$22]-[.B$6])*([.$E12]/10))" office:value-type="float" office:value="277.5">
            <text:p>277.5</text:p>
          </table:table-cell>
          <table:table-cell table:formula="of:=[.C$22]-([.C$6]*([.E12]/10))" office:value-type="float" office:value="175">
            <text:p>175</text:p>
          </table:table-cell>
          <table:table-cell office:value-type="float" office:value="255">
            <text:p>255</text:p>
          </table:table-cell>
          <table:table-cell office:value-type="float" office:value="6.25">
            <text:p>6.25</text:p>
          </table:table-cell>
          <table:table-cell office:value-type="float" office:value="-4435713">
            <text:p>-4435713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formula="of:=[.B$22]-(([.B$22]-[.B$6])*([.$E13]/10))" office:value-type="float" office:value="273.75">
            <text:p>273.75</text:p>
          </table:table-cell>
          <table:table-cell table:formula="of:=[.C$22]-([.C$6]*([.E13]/10))" office:value-type="float" office:value="183">
            <text:p>183</text:p>
          </table:table-cell>
          <table:table-cell office:value-type="float" office:value="255">
            <text:p>255</text:p>
          </table:table-cell>
          <table:table-cell office:value-type="float" office:value="5.625">
            <text:p>5.625</text:p>
          </table:table-cell>
          <table:table-cell office:value-type="float" office:value="-5420801">
            <text:p>-5420801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formula="of:=[.B$22]-(([.B$22]-[.B$6])*([.$E14]/10))" office:value-type="float" office:value="270">
            <text:p>270</text:p>
          </table:table-cell>
          <table:table-cell table:formula="of:=[.C$22]-([.C$6]*([.E14]/10))"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-6274817">
            <text:p>-6274817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table:formula="of:=[.B$22]-(([.B$22]-[.B$6])*([.$E15]/10))" office:value-type="float" office:value="266.25">
            <text:p>266.25</text:p>
          </table:table-cell>
          <table:table-cell table:formula="of:=[.C$22]-([.C$6]*([.E15]/10))" office:value-type="float" office:value="199">
            <text:p>199</text:p>
          </table:table-cell>
          <table:table-cell office:value-type="float" office:value="255">
            <text:p>255</text:p>
          </table:table-cell>
          <table:table-cell office:value-type="float" office:value="4.375">
            <text:p>4.375</text:p>
          </table:table-cell>
          <table:table-cell office:value-type="float" office:value="-7456513">
            <text:p>-745651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formula="of:=[.B$22]-(([.B$22]-[.B$6])*([.$E16]/10))" office:value-type="float" office:value="262.5">
            <text:p>262.5</text:p>
          </table:table-cell>
          <table:table-cell table:formula="of:=[.C$22]-([.C$6]*([.E16]/10))"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float" office:value="3.75">
            <text:p>3.75</text:p>
          </table:table-cell>
          <table:table-cell office:value-type="float" office:value="-8638209">
            <text:p>-8638209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formula="of:=[.B$22]-(([.B$22]-[.B$6])*([.$E17]/10))" office:value-type="float" office:value="258.75">
            <text:p>258.75</text:p>
          </table:table-cell>
          <table:table-cell table:formula="of:=[.C$22]-([.C$6]*([.E17]/10))" office:value-type="float" office:value="215">
            <text:p>215</text:p>
          </table:table-cell>
          <table:table-cell office:value-type="float" office:value="255">
            <text:p>255</text:p>
          </table:table-cell>
          <table:table-cell office:value-type="float" office:value="3.125">
            <text:p>3.125</text:p>
          </table:table-cell>
          <table:table-cell office:value-type="float" office:value="-9950977">
            <text:p>-995097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B$22]-(([.B$22]-[.B$6])*([.$E18]/10))" office:value-type="float" office:value="255">
            <text:p>255</text:p>
          </table:table-cell>
          <table:table-cell table:formula="of:=[.C$22]-([.C$6]*([.E18]/10))"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2.5">
            <text:p>2.5</text:p>
          </table:table-cell>
          <table:table-cell office:value-type="float" office:value="-11001601">
            <text:p>-1100160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formula="of:=[.B$22]-(([.B$22]-[.B$6])*([.$E19]/10))" office:value-type="float" office:value="251.25">
            <text:p>251.25</text:p>
          </table:table-cell>
          <table:table-cell table:formula="of:=[.C$22]-([.C$6]*([.E19]/10))"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1.875">
            <text:p>1.875</text:p>
          </table:table-cell>
          <table:table-cell office:value-type="float" office:value="-12445441">
            <text:p>-12445441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formula="of:=[.B$22]-(([.B$22]-[.B$6])*([.$E20]/10))" office:value-type="float" office:value="247.5">
            <text:p>247.5</text:p>
          </table:table-cell>
          <table:table-cell table:formula="of:=[.C$22]-([.C$6]*([.E20]/10))"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1.25">
            <text:p>1.25</text:p>
          </table:table-cell>
          <table:table-cell office:value-type="float" office:value="-13889281">
            <text:p>-1388928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formula="of:=[.B$22]-(([.B$22]-[.B$6])*([.$E21]/10))" office:value-type="float" office:value="243.75">
            <text:p>243.75</text:p>
          </table:table-cell>
          <table:table-cell table:formula="of:=[.C$22]-([.C$6]*([.E21]/10))"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0.625">
            <text:p>0.625</text:p>
          </table:table-cell>
          <table:table-cell office:value-type="float" office:value="-15464193">
            <text:p>-1546419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table:formula="of:=255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16776961">
            <text:p>-16776961</text:p>
          </table:table-cell>
          <table:table-cell office:value-type="string">
            <text:p>blu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Hinchliff</meta:initial-creator>
    <meta:creation-date>2013-01-25T16:50:27</meta:creation-date>
    <dc:date>2013-03-25T16:33:22</dc:date>
    <dc:creator>Cody Hinchliff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135" meta:object-count="0"/>
  </office:meta>
</office:document-meta>
</file>